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fo:font-weight="bold" officeooo:rsid="00660452" officeooo:paragraph-rsid="00660452" style:font-weight-asian="bold" style:font-weight-complex="bold"/>
    </style:style>
    <style:style style:name="P4" style:family="paragraph" style:parent-style-name="Text_20_body">
      <style:text-properties fo:font-weight="bold" officeooo:rsid="006f7a26" officeooo:paragraph-rsid="006f7a26" style:font-weight-asian="bold" style:font-weight-complex="bold"/>
    </style:style>
    <style:style style:name="P5" style:family="paragraph" style:parent-style-name="Text_20_body">
      <style:text-properties officeooo:rsid="0018120b" officeooo:paragraph-rsid="004576e6"/>
    </style:style>
    <style:style style:name="P6" style:family="paragraph" style:parent-style-name="Text_20_body">
      <style:text-properties officeooo:rsid="0019e883" officeooo:paragraph-rsid="004576e6"/>
    </style:style>
    <style:style style:name="P7" style:family="paragraph" style:parent-style-name="Text_20_body">
      <style:text-properties officeooo:rsid="001abd6d" officeooo:paragraph-rsid="004576e6"/>
    </style:style>
    <style:style style:name="P8" style:family="paragraph" style:parent-style-name="Text_20_body">
      <style:text-properties officeooo:rsid="001ff7f4" officeooo:paragraph-rsid="004576e6"/>
    </style:style>
    <style:style style:name="P9" style:family="paragraph" style:parent-style-name="Text_20_body">
      <style:text-properties fo:font-style="italic" officeooo:rsid="001ff7f4" officeooo:paragraph-rsid="004576e6" style:font-style-asian="italic" style:font-style-complex="italic"/>
    </style:style>
    <style:style style:name="P10" style:family="paragraph" style:parent-style-name="Text_20_body">
      <style:text-properties fo:font-style="italic" officeooo:rsid="001abd6d" officeooo:paragraph-rsid="004576e6" style:font-style-asian="italic" style:font-style-complex="italic"/>
    </style:style>
    <style:style style:name="P11" style:family="paragraph" style:parent-style-name="Text_20_body">
      <style:text-properties officeooo:paragraph-rsid="004576e6"/>
    </style:style>
    <style:style style:name="P12" style:family="paragraph" style:parent-style-name="Text_20_body">
      <style:text-properties officeooo:rsid="0047a197" officeooo:paragraph-rsid="0047a197"/>
    </style:style>
    <style:style style:name="P13" style:family="paragraph" style:parent-style-name="Text_20_body">
      <style:text-properties officeooo:rsid="0047a197" officeooo:paragraph-rsid="00621d22"/>
    </style:style>
    <style:style style:name="P14" style:family="paragraph" style:parent-style-name="Text_20_body">
      <style:text-properties officeooo:rsid="00495c24" officeooo:paragraph-rsid="00495c24"/>
    </style:style>
    <style:style style:name="P15" style:family="paragraph" style:parent-style-name="Text_20_body">
      <style:text-properties officeooo:rsid="004ad89f" officeooo:paragraph-rsid="004ad89f"/>
    </style:style>
    <style:style style:name="P16" style:family="paragraph" style:parent-style-name="Text_20_body">
      <style:text-properties officeooo:rsid="004b3959" officeooo:paragraph-rsid="004b3959"/>
    </style:style>
    <style:style style:name="P17" style:family="paragraph" style:parent-style-name="Text_20_body">
      <style:text-properties officeooo:rsid="004b3959" officeooo:paragraph-rsid="004d7f1f"/>
    </style:style>
    <style:style style:name="P18" style:family="paragraph" style:parent-style-name="Text_20_body">
      <style:text-properties officeooo:rsid="004b3959" officeooo:paragraph-rsid="004ddfec"/>
    </style:style>
    <style:style style:name="P19" style:family="paragraph" style:parent-style-name="Text_20_body">
      <style:text-properties officeooo:rsid="004d7f1f" officeooo:paragraph-rsid="004d7f1f"/>
    </style:style>
    <style:style style:name="P20" style:family="paragraph" style:parent-style-name="Text_20_body">
      <style:text-properties officeooo:rsid="004f2728" officeooo:paragraph-rsid="004f2728"/>
    </style:style>
    <style:style style:name="P21" style:family="paragraph" style:parent-style-name="Text_20_body">
      <style:text-properties officeooo:rsid="00621d22" officeooo:paragraph-rsid="00621d22"/>
    </style:style>
    <style:style style:name="P22" style:family="paragraph" style:parent-style-name="Text_20_body">
      <style:text-properties officeooo:rsid="0066fcf1" officeooo:paragraph-rsid="0066fcf1"/>
    </style:style>
    <style:style style:name="P23" style:family="paragraph" style:parent-style-name="Text_20_body">
      <style:text-properties officeooo:rsid="00679860" officeooo:paragraph-rsid="00679860"/>
    </style:style>
    <style:style style:name="P24" style:family="paragraph" style:parent-style-name="Text_20_body">
      <style:text-properties officeooo:rsid="00687765" officeooo:paragraph-rsid="00687765"/>
    </style:style>
    <style:style style:name="P25" style:family="paragraph" style:parent-style-name="Text_20_body">
      <style:text-properties officeooo:rsid="006a1a20" officeooo:paragraph-rsid="006a1a20"/>
    </style:style>
    <style:style style:name="P26" style:family="paragraph" style:parent-style-name="Text_20_body">
      <style:text-properties officeooo:rsid="006b513a" officeooo:paragraph-rsid="006b513a"/>
    </style:style>
    <style:style style:name="P27" style:family="paragraph" style:parent-style-name="Text_20_body">
      <style:text-properties officeooo:rsid="006f7a26" officeooo:paragraph-rsid="006f7a26"/>
    </style:style>
    <style:style style:name="P28" style:family="paragraph" style:parent-style-name="Text_20_body">
      <style:text-properties officeooo:rsid="0070a6f5" officeooo:paragraph-rsid="0070a6f5"/>
    </style:style>
    <style:style style:name="P29" style:family="paragraph" style:parent-style-name="Text_20_body">
      <style:text-properties officeooo:rsid="0079f4d1" officeooo:paragraph-rsid="007bab4f"/>
    </style:style>
    <style:style style:name="P30" style:family="paragraph" style:parent-style-name="Text_20_body">
      <style:text-properties officeooo:rsid="007bab4f" officeooo:paragraph-rsid="007cb687"/>
    </style:style>
    <style:style style:name="P31" style:family="paragraph" style:parent-style-name="Text_20_body">
      <style:text-properties officeooo:rsid="007cb687" officeooo:paragraph-rsid="007cb687"/>
    </style:style>
    <style:style style:name="P32" style:family="paragraph" style:parent-style-name="Text_20_body">
      <style:text-properties officeooo:rsid="007dae1c" officeooo:paragraph-rsid="007e3990"/>
    </style:style>
    <style:style style:name="P33" style:family="paragraph" style:parent-style-name="Text_20_body">
      <style:text-properties officeooo:rsid="007dae1c" officeooo:paragraph-rsid="007e52f3"/>
    </style:style>
    <style:style style:name="P34" style:family="paragraph" style:parent-style-name="Text_20_body">
      <style:text-properties officeooo:rsid="007de10f" officeooo:paragraph-rsid="007de10f"/>
    </style:style>
    <style:style style:name="P35" style:family="paragraph" style:parent-style-name="Text_20_body">
      <style:text-properties fo:font-style="normal" fo:font-weight="normal" officeooo:rsid="00495c24" officeooo:paragraph-rsid="007bab4f" style:font-style-asian="normal" style:font-weight-asian="normal" style:font-style-complex="normal" style:font-weight-complex="normal"/>
    </style:style>
    <style:style style:name="P36" style:family="paragraph" style:parent-style-name="Text_20_body">
      <style:text-properties fo:font-style="normal" fo:font-weight="normal" officeooo:rsid="00805d5d" officeooo:paragraph-rsid="00805d5d" style:font-style-asian="normal" style:font-weight-asian="normal" style:font-style-complex="normal" style:font-weight-complex="normal"/>
    </style:style>
    <style:style style:name="P37" style:family="paragraph" style:parent-style-name="Text_20_body">
      <style:text-properties fo:font-style="normal" fo:font-weight="normal" officeooo:rsid="008078e2" officeooo:paragraph-rsid="008078e2" style:font-style-asian="normal" style:font-weight-asian="normal" style:font-style-complex="normal" style:font-weight-complex="normal"/>
    </style:style>
    <style:style style:name="P38" style:family="paragraph" style:parent-style-name="Standard">
      <style:paragraph-properties fo:break-before="page"/>
      <style:text-properties officeooo:rsid="0015678d" officeooo:paragraph-rsid="006e4fb4"/>
    </style:style>
    <style:style style:name="P39" style:family="paragraph" style:parent-style-name="Text_20_body">
      <style:paragraph-properties fo:break-before="page"/>
      <style:text-properties officeooo:rsid="00169aa6" officeooo:paragraph-rsid="002d5640"/>
    </style:style>
    <style:style style:name="P40" style:family="paragraph" style:parent-style-name="Standard">
      <style:text-properties officeooo:rsid="0015678d" officeooo:paragraph-rsid="006e4fb4"/>
    </style:style>
    <style:style style:name="P41" style:family="paragraph" style:parent-style-name="Standard">
      <style:text-properties style:text-position="0% 100%" officeooo:rsid="0015678d" officeooo:paragraph-rsid="006e4fb4"/>
    </style:style>
    <style:style style:name="P42" style:family="paragraph" style:parent-style-name="Standard">
      <style:text-properties style:text-position="0% 100%" officeooo:rsid="006e4fb4" officeooo:paragraph-rsid="006e4fb4"/>
    </style:style>
    <style:style style:name="P43" style:family="paragraph" style:parent-style-name="Standard">
      <style:text-properties style:text-position="0% 100%" officeooo:rsid="0017379e" officeooo:paragraph-rsid="006e4fb4"/>
    </style:style>
    <style:style style:name="P44" style:family="paragraph" style:parent-style-name="Standard">
      <style:text-properties style:text-position="0% 100%" officeooo:rsid="001862e6" officeooo:paragraph-rsid="006e4fb4"/>
    </style:style>
    <style:style style:name="P45" style:family="paragraph" style:parent-style-name="Standard">
      <style:text-properties style:text-position="0% 100%" officeooo:rsid="006e6710" officeooo:paragraph-rsid="006e6710"/>
    </style:style>
    <style:style style:name="P46" style:family="paragraph" style:parent-style-name="Standard">
      <style:text-properties style:text-position="0% 100%" officeooo:rsid="00736425" officeooo:paragraph-rsid="00736425"/>
    </style:style>
    <style:style style:name="P47" style:family="paragraph" style:parent-style-name="Title">
      <style:text-properties officeooo:paragraph-rsid="007bab4f"/>
    </style:style>
    <style:style style:name="P48" style:family="paragraph" style:parent-style-name="Text_20_body" style:list-style-name="L1">
      <style:text-properties officeooo:rsid="0019e883" officeooo:paragraph-rsid="004576e6"/>
    </style:style>
    <style:style style:name="P49" style:family="paragraph" style:parent-style-name="Text_20_body" style:list-style-name="L1">
      <style:text-properties officeooo:rsid="004ad89f" officeooo:paragraph-rsid="004ad89f"/>
    </style:style>
    <style:style style:name="P50" style:family="paragraph" style:parent-style-name="Text_20_body" style:list-style-name="">
      <style:text-properties officeooo:rsid="001ff7f4" officeooo:paragraph-rsid="004576e6"/>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523823"/>
    </style:style>
    <style:style style:name="P53" style:family="paragraph" style:parent-style-name="Heading_20_1">
      <style:paragraph-properties fo:break-before="page"/>
      <style:text-properties officeooo:paragraph-rsid="004576e6"/>
    </style:style>
    <style:style style:name="P54" style:family="paragraph" style:parent-style-name="Heading_20_1">
      <style:paragraph-properties fo:break-before="page"/>
      <style:text-properties officeooo:rsid="00169aa6" officeooo:paragraph-rsid="002d5640"/>
    </style:style>
    <style:style style:name="P55" style:family="paragraph" style:parent-style-name="Heading_20_2">
      <style:text-properties officeooo:paragraph-rsid="007bab4f"/>
    </style:style>
    <style:style style:name="P56" style:family="paragraph" style:parent-style-name="Heading_20_2">
      <style:text-properties officeooo:rsid="00523823" officeooo:paragraph-rsid="007bab4f"/>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fo:font-weight="bold" officeooo:rsid="00621d22" style:font-weight-asian="bold" style:font-weight-complex="bold"/>
    </style:style>
    <style:style style:name="T7" style:family="text">
      <style:text-properties fo:font-weight="bold" officeooo:rsid="007dae1c" style:font-weight-asian="bold" style:font-weight-complex="bold"/>
    </style:style>
    <style:style style:name="T8" style:family="text">
      <style:text-properties officeooo:rsid="00253d0c"/>
    </style:style>
    <style:style style:name="T9" style:family="text">
      <style:text-properties officeooo:rsid="00273660"/>
    </style:style>
    <style:style style:name="T10" style:family="text">
      <style:text-properties officeooo:rsid="00276699"/>
    </style:style>
    <style:style style:name="T11" style:family="text">
      <style:text-properties officeooo:rsid="0030c450"/>
    </style:style>
    <style:style style:name="T12" style:family="text">
      <style:text-properties officeooo:rsid="001ff7f4"/>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ff7f4" style:font-size-asian="12pt" style:font-size-complex="12pt"/>
    </style:style>
    <style:style style:name="T15" style:family="text">
      <style:text-properties style:font-name="Liberation Serif" fo:font-size="12pt" officeooo:rsid="001d4fca" style:font-size-asian="12pt" style:font-size-complex="12pt"/>
    </style:style>
    <style:style style:name="T16" style:family="text">
      <style:text-properties officeooo:rsid="004a4ddf"/>
    </style:style>
    <style:style style:name="T17" style:family="text">
      <style:text-properties officeooo:rsid="004ad89f"/>
    </style:style>
    <style:style style:name="T18" style:family="text">
      <style:text-properties officeooo:rsid="004c86cf"/>
    </style:style>
    <style:style style:name="T19" style:family="text">
      <style:text-properties officeooo:rsid="004d7f1f"/>
    </style:style>
    <style:style style:name="T20" style:family="text">
      <style:text-properties officeooo:rsid="004f2728"/>
    </style:style>
    <style:style style:name="T21" style:family="text">
      <style:text-properties officeooo:rsid="005461ba"/>
    </style:style>
    <style:style style:name="T22" style:family="text">
      <style:text-properties officeooo:rsid="00621d22"/>
    </style:style>
    <style:style style:name="T23" style:family="text">
      <style:text-properties officeooo:rsid="00637224"/>
    </style:style>
    <style:style style:name="T24" style:family="text">
      <style:text-properties officeooo:rsid="006c3692"/>
    </style:style>
    <style:style style:name="T25" style:family="text">
      <style:text-properties officeooo:rsid="006cc6a1"/>
    </style:style>
    <style:style style:name="T26" style:family="text">
      <style:text-properties officeooo:rsid="003af00b"/>
    </style:style>
    <style:style style:name="T27" style:family="text">
      <style:text-properties style:text-position="super 58%"/>
    </style:style>
    <style:style style:name="T28" style:family="text">
      <style:text-properties style:text-line-through-style="solid" style:text-line-through-type="single"/>
    </style:style>
    <style:style style:name="T29" style:family="text">
      <style:text-properties officeooo:rsid="0076e3b0"/>
    </style:style>
    <style:style style:name="T30" style:family="text">
      <style:text-properties officeooo:rsid="00784e0f"/>
    </style:style>
    <style:style style:name="T31" style:family="text">
      <style:text-properties officeooo:rsid="007aedb9"/>
    </style:style>
    <style:style style:name="T32" style:family="text">
      <style:text-properties officeooo:rsid="007de10f"/>
    </style:style>
    <style:style style:name="T33" style:family="text">
      <style:text-properties officeooo:rsid="007e3990"/>
    </style:style>
    <style:style style:name="T34" style:family="text">
      <style:text-properties officeooo:rsid="008078e2"/>
    </style:style>
    <style:style style:name="T35" style:family="text">
      <style:text-properties officeooo:rsid="008323d5"/>
    </style:style>
    <style:style style:name="T36" style:family="text">
      <style:text-properties fo:font-weight="normal" officeooo:rsid="008323d5" style:font-weight-asian="normal" style:font-weight-complex="normal"/>
    </style:style>
    <style:style style:name="T37" style:family="text">
      <style:text-properties officeooo:rsid="0088f2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entrée !!</text:p>
      <text:h text:style-name="Heading_20_1" text:outline-level="1">Introduction </text:h>
      <text:h text:style-name="P55" text:outline-level="2">Contexte : </text:h>
      <text:p text:style-name="P29">Bonjour M. les membres du jury…</text:p>
      <text:p text:style-name="P29">Cette thèse se place dans le contexte de la lutte contre l’étalement urbain. Ce phénomène est répendu, <text:span text:style-name="T37">il</text:span> pourtant été tenu responsable de multiples effets négatifs. Les pouvoirs publics ont donc pour objectifs de le maitriser et de controler cette extension, grâce à la création de documents de plannification et d’urbanisme. Les dynamiques de création de logement étant déterminé comme prépondérantes par de nombreux travaux de la littérature, cette thèse traite exclusivement du développement résidentiel comme facteur de lutte contre l’étalement urbain.</text:p>
      <text:p text:style-name="P29">Différents documents orientent et contraignent donc l’extension résidentielle. La construction est permise grâce à l’obtention d’une autorisation d’urbanisme, <text:span text:style-name="T37">devant être conforme aux plans locaux d’urbanisme définis à l’échelle communale. Ces derniers doivent être compatible avec les objectifs et orientations de la plannification régionnale, comme le PLH dans le cadre de la définition de la politique du logement au sein de l’intercommunalité, ou du ScoT pour des orientations plus générale quand à forme du développement résidentiel ou aux méthodes de consommation foncière.</text:span></text:p>
      <text:p text:style-name="P30">Nous avons isolé les différentes contraintes provenant de ces documents et s’appliquant spécifiquement aux développement résidentiel. Ces contraintes sont de natures différentes et s’appliquent à différentes échelles. Nous notons que <text:span text:style-name="T37">l</text:span>es <text:span text:style-name="T37">contraintes définis à un niveau s’appliquent en général à l’échelle inférieure</text:span>. Par exemple, les objectifs de construction de logements, définis au niveau intercommunal grâce au PLH, sont définis pour chaque communes. Il en va de même pour le zonage, défini au niveau communal et s’appliquant sur chaque parcelle.</text:p>
      <text:p text:style-name="P31">Différents rédacteurs réglementant des objets divers, ayant chacun leurs objectifs, produisent des contraintes à différentes échelles. Il est difficile d’anticiper individuellement les effets de ces documents d’urbanisme, puisqu’ils réglementent des objets divers. La combinaison de ces documents pourrait alors s’avérer contradictoire. L’enjeux de cette thèse est de représenter l'articulation entre les différents documents de plannificaiton et d'urbanisme, grâce à un modèle, afin de tester la combinaison des différentes règles et contraintes d'aménagements.</text:p>
      <text:p text:style-name="P33">Cette modélisation doit permettre de <text:span text:style-name="T33">modéliser les différentes actions aux différents niveaux de contraintes auxquelles elles s’appliquent. Elle doit également </text:span>représentrer des objectifs <text:span text:style-name="T32">régulier de la plannificaiton, à savoir le nombre et le type de logements créées. Le fonctionnement du modèle n’a pas besoin de représenter les étapes intermédiaires de l’urbanisation puisque les documents d’aménagement et de plannificaiton ne considèrent généralement un état initial jusqu’à un état final. <text:s/>Nous ne cherchons donc pas à retracer une évolution. Également, la prise en compte des phénomènes anterieurs n’est pas prise en compte puisque les documents d’aménagement et de plannificaiton doivent être capable d’opérer une rupture dans les manières d’orienter le développement résidentiel. Nous tenons également à ce que le modèle développé soit libre et ouvert, afin de respecter des contraintes de vérification et de reproductibilité de l’approche et du </text:span><text:soft-page-break/><text:span text:style-name="T32">code informatique développé. De nombreux modèles permettent de répondre à tout ou partie de ces requirements, nous souhaitons donc réutiliser des solutions pré-existantes.</text:span></text:p>
      <text:p text:style-name="P32"/>
      <text:p text:style-name="P34">Nous présentons maintenant des modèles <text:span text:style-name="T7">spatialement explicites. </text:span><text:span text:style-name="T36">Bosser l’état de l’art</text:span></text:p>
      <text:p text:style-name="P35"/>
      <text:p text:style-name="P35">...</text:p>
      <text:p text:style-name="P36">Nous présentons maintenant le modèle MUP-City </text:p>
      <text:p text:style-name="P36">…</text:p>
      <text:p text:style-name="P36">MUP-City génère une décomposition de l’ensemble de l’étendue de la simulation au moyen d’une grille de décomposition. Cela permet de catégoriser l’état construit ou non des cellules ainsi que de calculer leurs évaluations pour différentes règles d’accessibilité, comme les commerces et services ou les transports en communs. Ensuite, le modèle procède à la sélection de cellules jusqu’alors non construites en priorisant les celllules les plus intéressantes à urbaniser et selon une règle fractale. <text:span text:style-name="T34">Une sélection de cellules d’env 20m de coté, non urbanisés et évalué selon leurs intérêt est généré sur l’ensemble de la zone d’étude. </text:span></text:p>
      <text:p text:style-name="P37">Ces cellules sont ensuite utilisées comme des entrées du Parcel Manager. <text:span text:style-name="T35">Elles sont supperposées au parcellaire afin de sélectionner les parcelles les intersectant. Nous constatons que ce type de sélection ne produisant pas un tissus parcellaire réaliste, c’est pourquoi nous avons développé des algorithmes de recomposition parcellaire. </text:span></text:p>
      <text:h text:style-name="P56" text:outline-level="2"/>
      <text:p text:style-name="P12"><text:s/></text:p>
      <text:p text:style-name="P14"/>
      <text:h text:style-name="P51" text:outline-level="1">Discussion</text:h>
      <text:p text:style-name="P14">Discuter le choix des différents modules est très <text:span text:style-name="T21">absent</text:span> de la thèse et demandé dans les rapports : <text:span text:style-name="T16">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14"/>
      <text:p text:style-name="P13">L’étude de variabilité n’est pas un objectif en soi : <text:span text:style-name="T17">fait pour palier à la grande variabilité de MUP-City – utilisé dans la réflexion (permet de représenter l’incertitude du développement urbain – atteste la fiabilité dans certaines situations) </text:span></text:p>
      <text:p text:style-name="P13"><text:span text:style-name="T6">Concernant la critique de ne pas prendre les cellules avec un intérêt de 0 :</text:span><text:span text:style-name="T22"> </text:span></text:p>
      <text:p text:style-name="P21">Points pour prendre cette décision : Si une cellule à un intérêt nul à être urbanisé, il peut être logique de ne pas vouloir urbaniser cette cellule. </text:p>
      <text:p text:style-name="P21">La prise en compte de toutes les cellules aurait donc été très aléatoire puisque les nombreuses cellules avec une évaluation nulle auraient été tirées au sort. La différence entre le nombre de cellules <text:span text:style-name="T23">sélectionnées avec la moyenne pondérée et celles sélectionnées avec Yager et une évaluation non nulle, soit un grand nombre, </text:span>auraient été complètement tirées au hasard et les simulations seraient alors <text:span text:style-name="T23">très variables. </text:span></text:p>
      <text:p text:style-name="P21">Points contre : Intéressant de <text:span text:style-name="T23">tester nos indicateurs sur des résultats</text:span> complètement aléatoire ? </text:p>
      <text:p text:style-name="P15">SimPLU pourrait être utilisé afin de densifier lorsque MUP ne peux sélectionner (en milieu urbain – modifier la mauvaise formulation dans le chap 5)<text:span text:style-name="T20"> </text:span></text:p>
      <text:p text:style-name="P3">Avez vous des idées sur les indicateurs à utiliser pour l’exploration automatique de la variabilité ? </text:p>
      <text:p text:style-name="P22">Sur MUP-City :</text:p>
      <text:p text:style-name="P22">Sur AS : </text:p>
      <text:p text:style-name="P22"><text:s/></text:p>
      <text:p text:style-name="P23">Que feriez vous <text:span text:style-name="T25">différemment</text:span> :</text:p>
      <text:p text:style-name="P23">Petit trucs, comme le fait de prendre les typologies de communes de l’analyse de <text:span text:style-name="T25">variabilité</text:span> au lieu de celles du SCoT <text:span text:style-name="T25">(faciliter la </text:span><text:s/></text:p>
      <text:p text:style-name="P23">Moins de temps sur l’analyse de variabilité (est ce que ce peut se dire ? trouver des arguments qui <text:span text:style-name="T25">abîment</text:span> pas trop).</text:p>
      <text:p text:style-name="P4">Pourquoi avoir précontraint les types de bâtiment dans SimPLU3D ?</text:p>
      <text:p text:style-name="P27">Modèle à visée prospective et non explorative. On a donc simulé le type de bâtiment le plus à même d’être construit dans chaque secteur (avec les conseils de la CAGB)</text:p>
      <text:p text:style-name="P27"/>
      <text:p text:style-name="P26"><text:soft-page-break/>différence entre les modèles à visée prospective (mon cas - plutôt en forecasting) avec les modèles à visée explicative (pas du tout mon cas et qui nécessiterais de grosses remises en questions), des modèles normatifs (pourrait être le cas avec MUP-City notamment. Perspective intéressante car AS pourrait permettre d’orienter les documents d’aménagement selon les emplacements intéressants<text:span text:style-name="T24">).</text:span></text:p>
      <text:p text:style-name="P28">Modèles exploratif : un peu mais pas principalement. Je repete le terme exploratoire dans le doc, mais </text:p>
      <text:h text:style-name="Heading_20_3" text:outline-level="3">must read : </text:h>
      <text:p text:style-name="P24"><text:a xlink:type="simple" xlink:href="https://research.tue.nl/en/publications/a-heuristic-method-for-land-use-plan-generation-in-planning-suppo" text:style-name="Internet_20_link" text:visited-style-name="Visited_20_Internet_20_Link">https://research.tue.nl/en/publications/a-heuristic-method-for-land-use-plan-generation-in-planning-suppo</text:a></text:p>
      <text:p text:style-name="P24"><text:a xlink:type="simple" xlink:href="https://journals.sagepub.com/doi/abs/10.1068/b35050?id=b35050#articleCitationDownloadContainer" text:style-name="Internet_20_link" text:visited-style-name="Visited_20_Internet_20_Link">https://journals.sagepub.com/doi/abs/10.1068/b35050?id=b35050#articleCitationDownloadContainer</text:a></text:p>
      <text:p text:style-name="P25">Destinie</text:p>
      <text:p text:style-name="P24"/>
      <text:h text:style-name="P52" text:outline-level="1"/>
      <text:p text:style-name="P18"/>
      <text:h text:style-name="P53" text:outline-level="1">Analyse et réponse concernant les rapports </text:h>
      <text:p text:style-name="P11"/>
      <text:p text:style-name="P5">Questions à <text:span text:style-name="T10">répondre</text:span> pendant la soutenance :</text:p>
      <text:p text:style-name="P7">Grosse question sur l’orientation et les objectifs du modèle : Pourquoi la plateforme ne pourrait elle pas répondre à tous les objectifs que CGJ énumère ?! <text:span text:style-name="T30">=&gt; un objectif, et d’autres doivent permettre d’y répondre. Visee prospective, l’exploration n’est que pour assurer la fiabilité du modèle </text:span></text:p>
      <text:p text:style-name="P7"/>
      <text:p text:style-name="P7"/>
      <text:p text:style-name="P16">Se sentir prêt à argumenter sur les points suivants : </text:p>
      <text:p text:style-name="P16">Pas de calibration réalisée ni de rappel au passé : les politiques urbaines peuvent vouloir pouvoir changer les choses, pas en se basant sur un laissé faire libéral</text:p>
      <text:p text:style-name="P17">Possibilité de faire <text:span text:style-name="T29">un autre plan </text:span>?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19">et usuel</text:span>, <text:span text:style-name="T19">les modèles de simulations à visées prospectives, </text:span>les <text:span text:style-name="T19">contraintes et les objectifs nécessaires à notre modèle, l’état de l’art et l’arrêt sur nos modèles, les objectifs que celui ci pourrait répondre. </text:span></text:p>
      <text:p text:style-name="P19">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20">Statut intermédiaire du modèle (descriptif/stylistique) : proviens car les différentes parties ne sont pas identiques (MUP-City plutot stylisé – SimPLU plutot descriptif). Proposition d’un statut hybride par ce type de couplage ? </text:p>
      <text:p text:style-name="P6">a revoir sur le manuscrit :</text:p>
      <text:list xml:id="list1832341950" text:style-name="L1">
        <text:list-item>
          <text:p text:style-name="P48">redites et fautes d’orthographe</text:p>
        </text:list-item>
        <text:list-item>
          <text:p text:style-name="P48">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48">renforcer le positionnement par rapport à UrbanSimul <text:span text:style-name="T3">=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49">SimPLU pourrait être utilisé afin de densifier lorsque MUP ne peux sélectionner (en milieu urbain – modifier la mauvaise formulation dans le chap 5). <text:span text:style-name="T18">De même, des zones de l’ANRU peuvent être définies et détruites et resoumises à un processus de totale d’une zone </text:span></text:p>
        </text:list-item>
        <text:list-item>
          <text:p text:style-name="P49"><text:soft-page-break/>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48"/>
        </text:list-item>
      </text:list>
      <text:p text:style-name="P8">Pistes : </text:p>
      <text:p text:style-name="P9"><text:span text:style-name="T11">R</text:span>éflexion sur les facteurs d’incertitude dans le domaine du développement territorial (mécanismes de rétention foncière, logiques de marché, dynamiques politiques etc.)</text:p>
      <text:p text:style-name="P9">traitements complémentaires prévus</text:p>
      <text:p text:style-name="P10"/>
      <text:p text:style-name="P6">Ref et notions à checker : <text:s/>Porta, Arentze et Gheniaux.</text:p>
      <text:p text:style-name="P7">Josselin sur la robustesse </text:p>
      <text:p text:style-name="P7">é<text:span text:style-name="T4">volution des trames parcellaire déjà beaucoup étudiée depuis les années 90 ? rechecker ça boi et trouver en quoi. </text:span></text:p>
      <text:p text:style-name="P8">(revoir les régressions logistiques)</text:p>
      <text:p text:style-name="P11"><text:span text:style-name="T12"><text:s/>ROC entre différents scénarios, </text:span><text:span text:style-name="T14">: </text:span><text:span text:style-name="T13">Receiver Operating Characteristic ». Cette méthode statistique p</text:span><text:span text:style-name="T15">ermet d‟évaluer la précision d‟une règle de décision binaire, de comparer plusieurs indicateurs et d‟optimiser leurs seuils de décisions (Swets, 1988; Makowski and Monod, 2011). </text:span></text:p>
      <text:p text:style-name="P8"><text:s/>distinguant les near-miss des far-miss par l’analyse sur base de <text:span text:style-name="T5">logique floue </text:span>ou à travers une méthode multi-échelle telle que proposée par Ponthius),</text:p>
      <text:h text:style-name="P50" text:outline-level="1"/>
      <text:h text:style-name="P54"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8">ennuie</text:span> trop et que vous n’avez plus de batterie sur vos ordinateurs de poche, je ne me formaliserais <text:span text:style-name="T8">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8">apéritif</text:span>, <text:span text:style-name="T9">certainement</text:span> dans la même salle, puis <text:span text:style-name="T9">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8">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text:p text:style-name="P39"/>
      <text:p text:style-name="P38">Note <text:span text:style-name="T26">appartement</text:span></text:p>
      <text:p text:style-name="P40">max pizza : 58<text:span text:style-name="T27">e</text:span></text:p>
      <text:p text:style-name="P41">mymy sushi 16 </text:p>
      <text:p text:style-name="P41">mymy bricorama :</text:p>
      <text:p text:style-name="P41">mymy emaus : 9</text:p>
      <text:p text:style-name="P41">mymy monoprix : 50 ?</text:p>
      <text:p text:style-name="P41">max livebox :</text:p>
      <text:p text:style-name="P41">max table : 30e</text:p>
      <text:p text:style-name="P42">max parking courbevoie : 7,5</text:p>
      <text:p text:style-name="P41"/>
      <text:p text:style-name="P41"/>
      <text:p text:style-name="P46">max essence + péage crest 68<text:span text:style-name="T27">e</text:span></text:p>
      <text:p text:style-name="P46">max miel+glace crest +5 €</text:p>
      <text:p text:style-name="P46">mym courses beauf 10€</text:p>
      <text:p text:style-name="P41"/>
      <text:p text:style-name="P41">à faire : </text:p>
      <text:p text:style-name="P41"><text:span text:style-name="T28">résiliser electricité</text:span> </text:p>
      <text:p text:style-name="P41">résilier assurance habitation</text:p>
      <text:p text:style-name="P41">changement d’adresse <text:span text:style-name="T28">le diplo</text:span> - scpo - ign</text:p>
      <text:p text:style-name="P43">monter ces putains de canap</text:p>
      <text:p text:style-name="P43">se calmer </text:p>
      <text:p text:style-name="P43"/>
      <text:p text:style-name="P41">prendre abo electricité</text:p>
      <text:p text:style-name="P44">mettre un sticker antipub</text:p>
      <text:p text:style-name="P44"/>
      <text:p text:style-name="P42">envoyer des emails aux gens de OM et aux non liste lastig</text:p>
      <text:p text:style-name="P42"/>
      <text:p text:style-name="P45">changer le billet de train pour besa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22T17:33:15.342434818</dc:date>
    <meta:editing-duration>PT21H20M26S</meta:editing-duration>
    <meta:editing-cycles>36</meta:editing-cycles>
    <meta:generator>LibreOffice/6.0.7.3$Linux_X86_64 LibreOffice_project/00m0$Build-3</meta:generator>
    <meta:document-statistic meta:table-count="0" meta:image-count="0" meta:object-count="0" meta:page-count="10" meta:paragraph-count="94" meta:word-count="2012" meta:character-count="13185" meta:non-whitespace-character-count="11215"/>
  </office:meta>
</office:document-meta>
</file>